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5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7" svg:font-family="Tahoma" style:font-family-generic="swiss" style:font-pitch="variable" style:font-charset="x-symbol"/>
    <style:font-face style:name="OpenSymbol" svg:font-family="OpenSymbol"/>
    <style:font-face style:name="Tahoma10" svg:font-family="Tahoma"/>
    <style:font-face style:name="Tahoma6" svg:font-family="Tahoma" style:font-family-generic="swiss"/>
    <style:font-face style:name="Tahoma8" svg:font-family="Tahoma" style:font-adornments="Normale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4" svg:font-family="Tahoma" style:font-adornments="Grassetto" style:font-family-generic="swiss" style:font-pitch="variable"/>
    <style:font-face style:name="Tahoma2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9" svg:font-family="Tahoma" style:font-family-generic="system" style:font-pitch="variable"/>
  </office:font-face-decls>
  <office:automatic-styles>
    <style:style style:name="TabPartecipanti" style:family="table">
      <style:table-properties style:width="8.498cm" table:align="margins"/>
    </style:style>
    <style:style style:name="TabPartecipanti.A" style:family="table-column">
      <style:table-column-properties style:column-width="4.249cm" style:rel-column-width="32767*"/>
    </style:style>
    <style:style style:name="TabPartecipanti.B" style:family="table-column">
      <style:table-column-properties style:column-width="4.249cm" style:rel-column-width="32768*"/>
    </style:style>
    <style:style style:name="TabPartecipanti.A1" style:family="table-cell">
      <style:table-cell-properties fo:padding="0cm" fo:border="none"/>
    </style:style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1" style:font-name-complex="Tahoma1"/>
    </style:style>
    <style:style style:name="P3" style:family="paragraph" style:parent-style-name="Standard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fo:font-size="10pt" fo:language="zxx" fo:country="none" style:font-size-asian="10pt" style:font-name-complex="Tahoma1" style:font-size-complex="10pt"/>
    </style:style>
    <style:style style:name="P4" style:family="paragraph" style:parent-style-name="DELIBERA_5f_TESTO">
      <style:paragraph-properties style:writing-mode="lr-tb"/>
    </style:style>
    <style:style style:name="P5" style:family="paragraph" style:parent-style-name="DELIBERA_5f_TESTO">
      <style:paragraph-properties style:writing-mode="lr-tb"/>
      <style:text-properties style:font-name="Tahoma1"/>
    </style:style>
    <style:style style:name="P6" style:family="paragraph" style:parent-style-name="DELIBERA_5f_TESTO">
      <style:paragraph-properties style:writing-mode="lr-tb"/>
      <style:text-properties style:font-name="Tahoma1" style:font-name-complex="Tahoma1"/>
    </style:style>
    <style:style style:name="P7" style:family="paragraph" style:parent-style-name="DELIBERA_5f_TITOLO">
      <style:paragraph-properties style:writing-mode="lr-tb"/>
    </style:style>
    <style:style style:name="P8" style:family="paragraph" style:parent-style-name="DELE_5f_TESTO">
      <style:paragraph-properties style:writing-mode="lr-tb"/>
    </style:style>
    <style:style style:name="P9" style:family="paragraph" style:parent-style-name="OGGETTO_5f_DETE">
      <style:paragraph-properties style:writing-mode="lr-tb"/>
    </style:style>
    <style:style style:name="P10" style:family="paragraph" style:parent-style-name="SOTTOTIT_5f_DELI">
      <style:paragraph-properties style:writing-mode="lr-tb"/>
    </style:style>
    <style:style style:name="P11" style:family="paragraph" style:parent-style-name="OGGETTO_5f_PROP">
      <style:paragraph-properties style:writing-mode="lr-tb"/>
    </style:style>
    <style:style style:name="P12" style:family="paragraph" style:parent-style-name="OGGETTO_5f_PROP">
      <style:paragraph-properties style:writing-mode="lr-tb"/>
      <style:text-properties style:font-name="Tahoma1" style:font-name-complex="Tahoma1"/>
    </style:style>
    <style:style style:name="P13" style:family="paragraph" style:parent-style-name="OGGETTO_5f_PROP">
      <style:paragraph-properties fo:line-height="0.25cm" style:writing-mode="lr-tb"/>
      <style:text-properties style:font-name="Tahoma1" style:font-name-complex="Tahoma1"/>
    </style:style>
    <style:style style:name="P14" style:family="paragraph" style:parent-style-name="OGGETTO_5f_PROP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style:font-name-complex="Tahoma1"/>
    </style:style>
    <style:style style:name="P15" style:family="paragraph" style:parent-style-name="OGGETTO_5f_PROP">
      <style:paragraph-properties fo:keep-together="always" fo:keep-with-next="always" style:writing-mode="lr-tb">
        <style:tab-stops>
          <style:tab-stop style:position="3.201cm" style:type="center"/>
          <style:tab-stop style:position="13.203cm" style:type="center"/>
        </style:tab-stops>
      </style:paragraph-properties>
      <style:text-properties style:font-name="Tahoma1" style:font-name-complex="Tahoma1"/>
    </style:style>
    <style:style style:name="P16" style:family="paragraph" style:parent-style-name="Standard">
      <style:text-properties fo:font-weight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0be9ba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be9ba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0be9ba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officeooo:paragraph-rsid="000be9ba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officeooo:paragraph-rsid="000be9ba" style:font-size-asian="9pt" style:font-size-complex="9pt"/>
    </style:style>
    <style:style style:name="P23" style:family="paragraph" style:parent-style-name="Table_20_Contents">
      <style:text-properties style:font-name="Arial" fo:font-size="9pt" officeooo:paragraph-rsid="000be9ba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Tahoma2" fo:font-size="9pt" fo:font-weight="bold" officeooo:rsid="000d2ee8" officeooo:paragraph-rsid="000be9ba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ahoma2" fo:font-size="9pt" fo:font-weight="bold" officeooo:rsid="000d2ee8" officeooo:paragraph-rsid="000be9b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ahoma2" fo:font-size="9pt" officeooo:paragraph-rsid="000be9ba" style:font-size-asian="9pt" style:font-size-complex="9pt"/>
    </style:style>
    <style:style style:name="P27" style:family="paragraph" style:parent-style-name="prov_5f_titolo">
      <style:text-properties officeooo:rsid="000d2ee8" officeooo:paragraph-rsid="000be9ba"/>
    </style:style>
    <style:style style:name="P28" style:family="paragraph" style:parent-style-name="prov_5f_corpo_5f_testo">
      <style:text-properties officeooo:paragraph-rsid="000be9ba"/>
    </style:style>
    <style:style style:name="P29" style:family="paragraph" style:parent-style-name="Normale">
      <style:text-properties fo:font-size="6pt" officeooo:paragraph-rsid="000be9ba" style:font-size-asian="6pt" style:font-size-complex="6pt"/>
    </style:style>
    <style:style style:name="P30" style:family="paragraph" style:parent-style-name="Standard" style:master-page-name="Standard">
      <style:paragraph-properties style:page-number="auto" style:writing-mode="lr-tb"/>
    </style:style>
    <style:style style:name="P31" style:family="paragraph" style:parent-style-name="Standard">
      <style:paragraph-properties style:writing-mode="lr-tb"/>
      <style:text-properties style:font-name="Tahoma1" officeooo:rsid="000336cd" officeooo:paragraph-rsid="0012ff8f"/>
    </style:style>
    <style:style style:name="P32" style:family="paragraph" style:parent-style-name="Standard">
      <style:paragraph-properties style:writing-mode="lr-tb"/>
      <style:text-properties style:font-name="Tahoma1" style:font-name-complex="Tahoma1"/>
    </style:style>
    <style:style style:name="P33" style:family="paragraph" style:parent-style-name="OGGETTO_5f_DETE">
      <style:paragraph-properties fo:text-align="justify" style:justify-single-word="false" style:writing-mode="lr-tb"/>
    </style:style>
    <style:style style:name="P34" style:family="paragraph" style:parent-style-name="heading_20_2">
      <style:paragraph-properties fo:text-align="start" style:justify-single-word="false" style:writing-mode="lr-tb">
        <style:tab-stops>
          <style:tab-stop style:position="0cm"/>
        </style:tab-stops>
      </style:paragraph-properties>
      <style:text-properties fo:font-size="10pt" style:font-size-complex="10pt"/>
    </style:style>
    <style:style style:name="T1" style:family="text">
      <style:text-properties fo:language="zxx" fo:country="none"/>
    </style:style>
    <style:style style:name="T2" style:family="text">
      <style:text-properties fo:font-size="16pt" fo:font-weight="bold" style:font-size-complex="16pt" style:font-weight-complex="bold"/>
    </style:style>
    <style:style style:name="T3" style:family="text">
      <style:text-properties style:font-name="Tahoma1" fo:font-size="10pt" style:font-size-asian="10pt" style:font-size-complex="10pt"/>
    </style:style>
    <style:style style:name="T4" style:family="text">
      <style:text-properties style:font-name="Tahoma1" fo:font-size="10pt" fo:language="zxx" fo:country="none" style:font-size-asian="10pt" style:font-size-complex="10pt"/>
    </style:style>
    <style:style style:name="T5" style:family="text">
      <style:text-properties style:font-name="Tahoma1" fo:font-size="10pt" fo:language="zxx" fo:country="none" style:font-size-asian="10pt" style:font-name-complex="Tahoma1" style:font-size-complex="10pt"/>
    </style:style>
    <style:style style:name="T6" style:family="text">
      <style:text-properties style:font-name="Tahoma1" fo:font-size="10pt" fo:language="zxx" fo:country="none" fo:font-weight="normal" style:font-size-asian="10pt" style:font-size-complex="10pt" style:font-weight-complex="normal"/>
    </style:style>
    <style:style style:name="T7" style:family="text">
      <style:text-properties style:font-name="Tahoma1" style:font-name-complex="Tahoma1"/>
    </style:style>
    <style:style style:name="T8" style:family="text">
      <style:text-properties fo:font-size="10pt" fo:language="zxx" fo:country="none" style:font-size-asian="10pt" style:font-size-complex="10pt"/>
    </style:style>
    <style:style style:name="T9" style:family="text">
      <style:text-properties fo:font-size="10pt" fo:language="zxx" fo:country="none" style:font-size-asian="10pt" style:font-name-complex="Tahoma1" style:font-size-complex="10pt"/>
    </style:style>
    <style:style style:name="T10" style:family="text">
      <style:text-properties fo:font-weight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[#list documentRoot.delibera as d]</text:p>
      <text:p text:style-name="P2"/>
      <text:p text:style-name="P9">N. <text:span text:style-name="T3">${d.N_DELIBERA}</text:span><text:span text:style-name="T1">/</text:span><text:span text:style-name="T4">${d.ANNO_DELIBERA}</text:span> Registro Deliberazioni</text:p>
      <text:p text:style-name="P2"/>
      <text:p text:style-name="P1"/>
      <text:p text:style-name="P7">VERBALE DI DELIBERAZIONE DELLA GIUNTA</text:p>
      <text:h text:style-name="P34" text:outline-level="2" text:is-list-header="true"/>
      <text:p text:style-name="P10">ADUNANZA DEL <text:span text:style-name="T4">${d.DATA_SEDUTA}</text:span></text:p>
      <text:p text:style-name="P1"/>
      <text:p text:style-name="P1"/>
      <text:p text:style-name="P9">Oggetto: <text:span text:style-name="T3">${d.OGGETTO}</text:span></text:p>
      <text:p text:style-name="P9"/>
      <text:p text:style-name="P33"><text:span text:style-name="T10">L’anno </text:span><text:span text:style-name="T6">${d.ANNO_SEDUTA}</text:span><text:span text:style-name="T10"> addì </text:span><text:span text:style-name="T6">${d.GIORNO_SEDUTA}</text:span><text:span text:style-name="T10"> del mese di </text:span><text:span text:style-name="T6">${d.MESE_SEDUTA}</text:span><text:span text:style-name="T10"> alle ore </text:span><text:span text:style-name="T6">${d.ORA_SEDUTA}</text:span><text:span text:style-name="T10"> si è riunita la Giunta appositamente convocata.</text:span></text:p>
      <text:p text:style-name="P8"/>
      <text:p text:style-name="P4">All’appello risultano:</text:p>
      <text:section text:style-name="Sect1" text:name="Partecipanti">
        <text:p text:style-name="Standard">[#list documentRoot.partecipanti as p]</text:p>
        <table:table table:name="TabPartecipanti" table:style-name="TabPartecipanti">
          <table:table-column table:style-name="TabPartecipanti.A"/>
          <table:table-column table:style-name="TabPartecipanti.B"/>
          <table:table-row>
            <table:table-cell table:style-name="TabPartecipanti.A1" office:value-type="string">
              <text:p text:style-name="Standard">${p.PARTECIPANTE}</text:p>
            </table:table-cell>
            <table:table-cell table:style-name="TabPartecipanti.A1" office:value-type="string">
              <text:p text:style-name="Standard">${p.PRESENTE_ASSENTE}</text:p>
            </table:table-cell>
          </table:table-row>
        </table:table>
        <text:p text:style-name="Standard">[/#list]</text:p>
      </text:section>
      <text:p text:style-name="P16"/>
      <text:p text:style-name="P1">Assenti: <text:span text:style-name="T5">${d.ASSENTI}</text:span>, <text:span text:style-name="T5">${d.ELENCO_ASSENTI}</text:span></text:p>
      <text:p text:style-name="P1"/>
      <text:p text:style-name="P4"><text:span text:style-name="T7">Partecipa il </text:span><text:span text:style-name="T5">${d.INCARICO_SEGRETARIO}</text:span><text:span text:style-name="T7"> <text:s/></text:span><text:span text:style-name="T5">${d.SEGRETARIO}</text:span><text:span text:style-name="T7">.</text:span></text:p>
      <text:p text:style-name="P4"><text:span text:style-name="T7">Accertata la validità dell’adunanza il Sig. </text:span><text:span text:style-name="T5">${d.PRESIDENTE}</text:span><text:span text:style-name="T7"> in qualità di </text:span><text:span text:style-name="T5">${d.INCARICO_PRESIDENTE}</text:span><text:span text:style-name="T7"> ne assume la presidenza, dichiarando aperta la seduta e invitando la Giunta a deliberare in merito all’oggetto sopra indicato.</text:span></text:p>
      <text:p text:style-name="P6">Su relazione <text:span text:style-name="T1">dell'Assessore</text:span> <text:span text:style-name="T8">${d.RELATORE}</text:span>.</text:p>
      <text:p text:style-name="P4"/>
      <text:p text:style-name="P6">Si accerta, in via preliminare, l’esistenza dei pareri espressi ai sensi dell’art. 49 D.Lgs. 18.8.2000, n° 267.</text:p>
      <text:p text:style-name="P4"/>
      <text:p text:style-name="P6"><text:span text:style-name="T2">*</text:span> La proposta in oggetto come di seguito riportata viene approvata con <text:span text:style-name="T8">${d.FAVOREVOLI}</text:span> voti favorevoli e <text:span text:style-name="T8">${d.CONTRARI}</text:span> voti contrari espressi in forma palese per il merito <text:span text:style-name="T1">e successivamente e separatamente per l’immediata eseguibilità</text:span>. </text:p>
      <text:p text:style-name="P5">Vi sono <text:span text:style-name="T9">${d.ASTENUTI}</text:span> astenuti. </text:p>
      <text:p text:style-name="P31"/>
      <text:p text:style-name="P31">Note di verbalizzazione: <text:span text:style-name="T9">${d.NOTE_VERBALIZZAZIONE}</text:span></text:p>
      <text:p text:style-name="P2"/>
      <text:p text:style-name="P2">${documentRoot.proposta.TESTO_PROPOSTA}</text:p>
      <text:p text:style-name="P1"/>
      <text:p text:style-name="P27">DATI CONTABIL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17">S/E</text:p>
          </table:table-cell>
          <table:table-cell table:style-name="Tabella1.A1" table:number-rows-spanned="2" office:value-type="string">
            <text:p text:style-name="P17">Codice</text:p>
          </table:table-cell>
          <table:table-cell table:style-name="Tabella1.A1" table:number-rows-spanned="2" office:value-type="string">
            <text:p text:style-name="P17">Cap.</text:p>
          </table:table-cell>
          <table:table-cell table:style-name="Tabella1.A1" table:number-rows-spanned="2" office:value-type="string">
            <text:p text:style-name="P17">Azione</text:p>
          </table:table-cell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7">Importo</text:p>
          </table:table-cell>
          <table:table-cell table:style-name="Tabella1.A1" table:number-columns-spanned="2" office:value-type="string">
            <text:p text:style-name="P17">Prenotazione</text:p>
          </table:table-cell>
          <table:covered-table-cell/>
          <table:table-cell table:style-name="Tabella1.A1" table:number-columns-spanned="2" office:value-type="string">
            <text:p text:style-name="P17">Impegno</text:p>
          </table:table-cell>
          <table:covered-table-cell/>
          <table:table-cell table:style-name="Tabella1.A1" table:number-columns-spanned="2" office:value-type="string">
            <text:p text:style-name="P17">Accertamento</text:p>
          </table:table-cell>
          <table:covered-table-cell/>
          <table:table-cell table:style-name="Tabella1.A1" table:number-rows-spanned="2" office:value-type="string">
            <text:p text:style-name="P17">CUP</text:p>
          </table:table-cell>
          <table:table-cell table:style-name="Tabella1.N1" table:number-rows-spanned="2" office:value-type="string">
            <text:p text:style-name="P17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24"/>
          </table:table-cell>
          <table:table-cell table:style-name="Tabella1.F2" office:value-type="string">
            <text:p text:style-name="P24">€</text:p>
          </table:table-cell>
          <table:table-cell table:style-name="Tabella1.F2" office:value-type="string">
            <text:p text:style-name="P24">N.</text:p>
          </table:table-cell>
          <table:table-cell table:style-name="Tabella1.F2" office:value-type="string">
            <text:p text:style-name="P24">Anno</text:p>
          </table:table-cell>
          <table:table-cell table:style-name="Tabella1.F2" office:value-type="string">
            <text:p text:style-name="P24">N.</text:p>
          </table:table-cell>
          <table:table-cell table:style-name="Tabella1.F2" office:value-type="string">
            <text:p text:style-name="P24">Anno</text:p>
          </table:table-cell>
          <table:table-cell table:style-name="Tabella1.F2" office:value-type="string">
            <text:p text:style-name="P24">N.</text:p>
          </table:table-cell>
          <table:table-cell table:style-name="Tabella1.F2" office:value-type="string">
            <text:p text:style-name="P24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29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21">${m.M_ENTRATA_USCITA}</text:p>
          </table:table-cell>
          <table:table-cell table:style-name="Tabella1.B4" office:value-type="string">
            <text:p text:style-name="P21">${m.M_CODICE}</text:p>
          </table:table-cell>
          <table:table-cell table:style-name="Tabella1.C4" office:value-type="string">
            <text:p text:style-name="P21">${m.M_CAPITOLO}</text:p>
          </table:table-cell>
          <table:table-cell table:style-name="Tabella1.D4" office:value-type="string">
            <text:p text:style-name="P21">${m.M_AZIONE}</text:p>
          </table:table-cell>
          <table:table-cell table:style-name="Tabella1.E4" office:value-type="string">
            <text:p text:style-name="P21">${m.M_SEGNO}</text:p>
          </table:table-cell>
          <table:table-cell table:style-name="Tabella1.F4" office:value-type="string">
            <text:p text:style-name="P22">${m.M_IMPORTO}</text:p>
          </table:table-cell>
          <table:table-cell table:style-name="Tabella1.G4" office:value-type="string">
            <text:p text:style-name="P21">${m.M_NUMERO_PRENOTAZIONE}</text:p>
          </table:table-cell>
          <table:table-cell table:style-name="Tabella1.H4" office:value-type="string">
            <text:p text:style-name="P21">${m.M_ANNO_PRENOTAZIONE}</text:p>
          </table:table-cell>
          <table:table-cell table:style-name="Tabella1.I4" office:value-type="string">
            <text:p text:style-name="P21">${m.M_NUMERO_IMPEGNO}</text:p>
          </table:table-cell>
          <table:table-cell table:style-name="Tabella1.J4" office:value-type="string">
            <text:p text:style-name="P21">${m.M_ANNO_IMPEGNO}</text:p>
          </table:table-cell>
          <table:table-cell table:style-name="Tabella1.K4" office:value-type="string">
            <text:p text:style-name="P21">${m.M_NUMERO_ACCERTAMENTO}</text:p>
          </table:table-cell>
          <table:table-cell table:style-name="Tabella1.L4" office:value-type="string">
            <text:p text:style-name="P21">${m.M_ANNO_ACCERTAMENTO}</text:p>
          </table:table-cell>
          <table:table-cell table:style-name="Tabella1.M4" office:value-type="string">
            <text:p text:style-name="P21">${m.M_CUP}</text:p>
          </table:table-cell>
          <table:table-cell table:style-name="Tabella1.N4" office:value-type="string">
            <text:p text:style-name="P21">${m.M_CIG}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9">Note:</text:p>
          </table:table-cell>
          <table:covered-table-cell/>
          <table:table-cell table:style-name="Tabella1.C5" table:number-columns-spanned="12" office:value-type="string">
            <text:p text:style-name="P23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29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25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20">${d.MSE}</text:p>
          </table:table-cell>
          <table:table-cell table:style-name="Tabella1.F7" office:value-type="string">
            <text:p text:style-name="P22">${d.M_TOTALE_ENTRATE}</text:p>
          </table:table-cell>
          <table:table-cell table:style-name="Tabella1.G7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8" table:number-columns-spanned="4" office:value-type="string">
            <text:p text:style-name="P25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20">${d.MSU}</text:p>
          </table:table-cell>
          <table:table-cell table:style-name="Tabella1.F8" office:value-type="string">
            <text:p text:style-name="P22">${d.M_TOTALE_USCITE}</text:p>
          </table:table-cell>
          <table:table-cell table:style-name="Tabella1.G8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1"/>
      <text:p text:style-name="P12">Approvato e sottoscritto con firma digitale:</text:p>
      <text:p text:style-name="P11"/>
      <text:p text:style-name="P15"><text:span text:style-name="T1"><text:tab/>Il </text:span><text:span text:style-name="T8">${d.INCARICO_PRESIDENTE}</text:span><text:tab/>Il <text:span text:style-name="T8">${d.INCARICO_SEGRETARIO}</text:span></text:p>
      <text:p text:style-name="P13"/>
      <text:p text:style-name="P14"><text:span text:style-name="T1"><text:tab/></text:span><text:span text:style-name="T8">${d.PRESIDENTE}</text:span><text:tab/><text:span text:style-name="T8">${d.SEGRETARIO}</text:span></text:p>
      <text:p text:style-name="P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5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7" svg:font-family="Tahoma" style:font-family-generic="swiss" style:font-pitch="variable" style:font-charset="x-symbol"/>
    <style:font-face style:name="OpenSymbol" svg:font-family="OpenSymbol"/>
    <style:font-face style:name="Tahoma10" svg:font-family="Tahoma"/>
    <style:font-face style:name="Tahoma6" svg:font-family="Tahoma" style:font-family-generic="swiss"/>
    <style:font-face style:name="Tahoma8" svg:font-family="Tahoma" style:font-adornments="Normale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4" svg:font-family="Tahoma" style:font-adornments="Grassetto" style:font-family-generic="swiss" style:font-pitch="variable"/>
    <style:font-face style:name="Tahoma2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9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ahoma" fo:font-family="Tahoma" style:font-family-generic="roman" style:font-pitch="variable" fo:font-size="10pt" fo:language="it" fo:country="IT" style:language-asian="zxx" style:country-asian="none" style:font-name-complex="Tahoma" style:font-family-complex="Tahoma" style:font-family-generic-complex="roman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9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0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0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1" style:family="paragraph" style:parent-style-name="Standard"/>
    <style:style style:name="heading_20_1" style:display-name="heading 1" style:family="paragraph" style:parent-style-name="Standard" style:next-style-name="Standard" style:default-outline-level="1">
      <style:paragraph-properties fo:text-align="center" style:justify-single-word="false" fo:keep-with-next="always"/>
      <style:text-properties fo:font-variant="small-caps"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1pt" fo:font-weight="bold" style:font-size-complex="11pt" style:font-weight-complex="bold"/>
    </style:style>
    <style:style style:name="Sub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Tahoma1" fo:font-family="Tahoma" style:font-family-generic="swiss" style:font-pitch="variable" fo:font-size="14pt" fo:font-style="italic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fo:font-size="11pt" style:font-size-complex="11pt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normale" style:display-name="Testo normale" style:family="paragraph" style:parent-style-name="Standard">
      <style:text-properties style:font-name="Tahoma3" fo:font-family="Tahoma" style:font-family-generic="modern" style:font-pitch="fixed" style:font-name-complex="Tahoma3" style:font-family-complex="Tahoma" style:font-family-generic-complex="modern" style:font-pitch-complex="fixed"/>
    </style:style>
    <style:style style:name="CAMICIA_20_TITOLO" style:display-name="CAMICIA TITOLO" style:family="paragraph" style:parent-style-name="Title">
      <style:text-properties fo:font-size="12pt" style:font-size-complex="12pt"/>
    </style:style>
    <style:style style:name="CAMICIA_20_TESTO" style:display-name="CAMICIA TESTO" style:family="paragraph" style:parent-style-name="Title">
      <style:text-properties fo:font-weight="normal" style:font-weight-complex="normal"/>
    </style:style>
    <style:style style:name="CAMICIA_5f_TESTO" style:display-name="CAMICIA_TESTO" style:family="paragraph" style:parent-style-name="Standard">
      <style:text-properties fo:font-size="11pt" style:font-size-complex="11pt"/>
    </style:style>
    <style:style style:name="DELIBERA_5f_TESTO" style:display-name="DELIBER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DELIBERA_5f_TITOLO" style:display-name="DELIBERA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DELE_5f_TITOLO" style:display-name="DELE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8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style:font-weight-complex="bold" fo:hyphenate="false" fo:hyphenation-remain-char-count="2" fo:hyphenation-push-char-count="2"/>
    </style:style>
    <style:style style:name="DELE_5f_TESTO" style:display-name="DELE_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ITOLO_20_PROPOSTA" style:display-name="TITOLO PROPOSTA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OGGETTO_5f_DETE" style:display-name="OGGETTO_DETE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DELIBERA_5f_NUMERO" style:display-name="DELIBERA_NUMER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SOTTOTIT_5f_DELI" style:display-name="SOTTOTIT_DELI" style:family="paragraph" style:parent-style-name="Standard">
      <style:paragraph-properties fo:text-align="center" style:justify-single-word="false"/>
      <style:text-properties style:font-name="Tahoma1" fo:font-family="Tahoma" style:font-family-generic="swiss" style:font-pitch="variable" fo:font-weight="bold" style:font-name-complex="Tahoma1" style:font-family-complex="Tahoma" style:font-family-generic-complex="swiss" style:font-pitch-complex="variable" style:font-weight-complex="bold"/>
    </style:style>
    <style:style style:name="ORDINANZA_5f_TITOLO" style:display-name="ORDINANZ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ORDINANZA_5f_TESTO" style:display-name="ORDINANZ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fo:hyphenate="false" fo:hyphenation-remain-char-count="2" fo:hyphenation-push-char-count="2"/>
    </style:style>
    <style:style style:name="PARTECIP" style:family="paragraph">
      <style:paragraph-properties fo:hyphenation-ladder-count="no-limit" style:text-autospace="ideograph-alpha">
        <style:tab-stops>
          <style:tab-stop style:position="5.001cm"/>
          <style:tab-stop style:position="12.002cm"/>
        </style:tab-stops>
      </style:paragraph-properties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COPIA" style:family="paragraph">
      <style:paragraph-properties fo:text-align="end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text:display="none" fo:hyphenate="false" fo:hyphenation-remain-char-count="2" fo:hyphenation-push-char-count="2"/>
    </style:style>
    <style:style style:name="ASTERISC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6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OGGETTO_5f_PROP" style:display-name="OGGETTO_PROP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" style:display-name="ELENCO_DELI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ESTO" style:display-name="PROPOST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ITOLO" style:display-name="PROPOST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2" style:display-name="ELENCO_DELI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" style:display-name="PROP_ELE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2" style:display-name="PROP_ELE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SOTTOTIT" style:display-name="PROPOSTA SOTTOTIT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GRAS" style:display-name="PROPOSTA GRAS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ropostaN" style:family="paragraph" style:next-style-name="DELIBERA_5f_TESTO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9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9pt" fo:hyphenate="false" fo:hyphenation-remain-char-count="2" fo:hyphenation-push-char-count="2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Tahoma1" fo:font-family="Tahoma" style:font-family-generic="swiss" style:font-pitch="variable" fo:font-size="14pt" fo:font-weight="bold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weight-complex="bold"/>
    </style:style>
    <style:style style:name="WW-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TECIPANTI" style:family="paragraph" style:parent-style-name="Standard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-footer1234567891011121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_20_Heading" style:display-name="WW Heading" style:family="paragraph" style:parent-style-name="PARTECIPANTI"/>
    <style:style style:name="WW-footer123456789101112131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1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Tahoma2" fo:font-family="Tahoma" style:font-style-name="Normale" style:font-family-generic="swiss" style:font-pitch="variable" fo:font-size="11pt" fo:font-weight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4" fo:font-family="Tahoma" style:font-style-name="Grassetto" style:font-family-generic="swiss" style:font-pitch="variable" fo:font-size="11pt" fo:font-weight="bold"/>
    </style:style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2" fo:font-family="Tahoma" style:font-style-name="Normale" style:font-family-generic="swiss" style:font-pitch="variable" fo:font-size="10pt"/>
    </style:style>
    <style:style style:name="prov_5f_corpo_5f_testo" style:display-name="prov_corpo_testo" style:family="paragraph" style:parent-style-name="prov_5f_elenco_5f_trattino" style:list-style-name="">
      <style:text-properties style:font-name="Tahoma2" fo:font-family="Tahoma" style:font-style-name="Normale" style:font-family-generic="swiss" style:font-pitch="variable" fo:font-weight="normal" style:font-weight-asian="bold" style:font-weight-complex="bold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WW8Num2z0" style:family="text">
      <style:text-properties style:font-name="Tahoma5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9pt"/>
    </style:style>
    <style:style style:name="WW8Num2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2z2" style:family="text">
      <style:text-properties style:font-name="Tahoma6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6" style:font-family-complex="Tahoma" style:font-family-generic-complex="swiss" style:font-size-complex="9pt"/>
    </style:style>
    <style:style style:name="WW8Num2z3" style:family="text">
      <style:text-properties style:font-name="Tahoma7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9pt"/>
    </style:style>
    <style:style style:name="WW8Num3z0" style:family="text">
      <style:text-properties style:font-name="Tahoma5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9pt"/>
    </style:style>
    <style:style style:name="WW8Num3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3z2" style:family="text">
      <style:text-properties style:font-name="Tahoma6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6" style:font-family-complex="Tahoma" style:font-family-generic-complex="swiss" style:font-size-complex="9pt"/>
    </style:style>
    <style:style style:name="WW8Num3z3" style:family="text">
      <style:text-properties style:font-name="Tahoma7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9pt"/>
    </style:style>
    <style:style style:name="WW8Num4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Absatz-Standardschriftart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WW8Num5z0" style:family="text">
      <style:text-properties style:font-name="Tahoma7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4pt"/>
    </style:style>
    <style:style style:name="WW8Num5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5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5z3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6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6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7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7z3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8z0" style:family="text">
      <style:text-properties style:font-name="Tahoma7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4pt"/>
    </style:style>
    <style:style style:name="WW8Num8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8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8z3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1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2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3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3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3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14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4z4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4z5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16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7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1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7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18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20z0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WW8Num20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20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St1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St16z2" style:family="text">
      <style:text-properties style:font-name="Tahoma7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7" style:font-family-complex="Tahoma" style:font-family-generic-complex="swiss" style:font-pitch-complex="variable" style:font-charset-complex="x-symbol" style:font-size-complex="12pt"/>
    </style:style>
    <style:style style:name="WW8NumSt16z3" style:family="text">
      <style:text-properties style:font-name="Tahoma5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roman" style:font-pitch-complex="variable" style:font-charset-complex="x-symbol" style:font-size-complex="12pt"/>
    </style:style>
    <style:style style:name="Carattere_20_predefinito_20_paragrafo" style:display-name="Carattere predefinito paragrafo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8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8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8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8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8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8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8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8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8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8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7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1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6T09:43:00</meta:creation-date>
    <dc:date>2017-05-26T11:08:09.118000000</dc:date>
    <meta:print-date>1601-01-01T00:00:00</meta:print-date>
    <meta:generator>LibreOffice/5.1.3.2$Windows_x86 LibreOffice_project/644e4637d1d8544fd9f56425bd6cec110e49301b</meta:generator>
    <meta:editing-duration>PT6H59M44S</meta:editing-duration>
    <meta:editing-cycles>46</meta:editing-cycles>
    <meta:document-statistic meta:table-count="2" meta:image-count="1" meta:object-count="0" meta:page-count="2" meta:paragraph-count="66" meta:word-count="206" meta:character-count="1896" meta:non-whitespace-character-count="1751"/>
  </office:meta>
</office:document-meta>
</file>